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5" manifest:media-type="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" manifest:media-type=""/>
  <manifest:file-entry manifest:full-path="ObjectReplacements/Object 4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Configurations2/" manifest:media-type="application/vnd.sun.xml.ui.configuration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2/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Mono" svg:font-family="'Liberation Mono'"/>
    <style:font-face style:name="Slack-Lato" svg:font-family="Slack-Lato, appleLogo, sans-serif"/>
    <style:font-face style:name="Arial1" svg:font-family="Arial" style:font-family-generic="swiss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2090cd" officeooo:paragraph-rsid="002090cd"/>
    </style:style>
    <style:style style:name="P2" style:family="paragraph" style:parent-style-name="Standard">
      <style:text-properties officeooo:rsid="002090cd" officeooo:paragraph-rsid="002512f1"/>
    </style:style>
    <style:style style:name="P3" style:family="paragraph" style:parent-style-name="Standard">
      <style:text-properties officeooo:rsid="0023482f" officeooo:paragraph-rsid="0023482f"/>
    </style:style>
    <style:style style:name="P4" style:family="paragraph" style:parent-style-name="Standard">
      <style:text-properties officeooo:rsid="0025bfc5" officeooo:paragraph-rsid="0025bfc5"/>
    </style:style>
    <style:style style:name="P5" style:family="paragraph" style:parent-style-name="Standard">
      <style:text-properties officeooo:paragraph-rsid="002512f1"/>
    </style:style>
    <style:style style:name="P6" style:family="paragraph" style:parent-style-name="Standard">
      <style:text-properties officeooo:rsid="00276fab" officeooo:paragraph-rsid="00276fab"/>
    </style:style>
    <style:style style:name="P7" style:family="paragraph" style:parent-style-name="Standard">
      <style:text-properties officeooo:rsid="002090cd" officeooo:paragraph-rsid="002090cd"/>
    </style:style>
    <style:style style:name="P8" style:family="paragraph" style:parent-style-name="Standard">
      <style:text-properties officeooo:rsid="002090cd" officeooo:paragraph-rsid="002512f1"/>
    </style:style>
    <style:style style:name="P9" style:family="paragraph" style:parent-style-name="Standard">
      <style:text-properties officeooo:paragraph-rsid="002960dc"/>
    </style:style>
    <style:style style:name="P10" style:family="paragraph" style:parent-style-name="Standard">
      <style:text-properties officeooo:rsid="0023482f" officeooo:paragraph-rsid="0023482f"/>
    </style:style>
    <style:style style:name="P11" style:family="paragraph" style:parent-style-name="Standard">
      <style:text-properties officeooo:rsid="002960dc" officeooo:paragraph-rsid="002960dc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normal" officeooo:rsid="002512f1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 officeooo:rsid="002960dc"/>
    </style:style>
    <style:style style:name="T4" style:family="text">
      <style:text-properties officeooo:rsid="0023482f"/>
    </style:style>
    <style:style style:name="T5" style:family="text">
      <style:text-properties officeooo:rsid="002090cd"/>
    </style:style>
    <style:style style:name="T6" style:family="text">
      <style:text-properties officeooo:rsid="002960dc"/>
    </style:style>
    <style:style style:name="fr1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pan text:style-name="T1"><draw:frame draw:style-name="fr1" draw:name="Object5" text:anchor-type="as-char" svg:y="-0.198in" svg:width="0.2484in" svg:height="0.3in" draw:z-index="1"><draw:object xlink:href="./Object 5" xlink:type="simple" xlink:show="embed" xlink:actuate="onLoad"/><draw:image xlink:href="./ObjectReplacements/Object 5" xlink:type="simple" xlink:show="embed" xlink:actuate="onLoad"/></draw:frame></text:span><text:span text:style-name="T1">c: constant</text:span></text:p>
      <text:p text:style-name="P2"><text:span text:style-name="T2">e: expression</text:span><text:line-break/><text:span text:style-name="T1">str: string</text:span><text:line-break/><text:span text:style-name="T1">car: char array</text:span><text:line-break/><text:span text:style-name="T1">v,</text:span><text:span text:style-name="T3">w </text:span><text:span text:style-name="T1">: vector</text:span><text:span text:style-name="T3">s</text:span><text:line-break/><text:span text:style-name="T1">mat: matrix</text:span><text:line-break/><text:span text:style-name="T1">x, y: variables</text:span><text:line-break/><text:span text:style-name="T1">H: heap for storage</text:span></text:p>
      <text:p text:style-name="P2"><draw:frame draw:style-name="fr1" draw:name="Object7" text:anchor-type="as-char" svg:y="-0.172in" svg:width="0.5256in" svg:height="0.2075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: <text:span text:style-name="T6">vector of expressions</text:span></text:p>
      <text:p text:style-name="P9"><text:span text:style-name="T5"><draw:frame draw:style-name="fr1" draw:name="Object8" text:anchor-type="as-char" svg:y="-0.172in" svg:width="0.4665in" svg:height="0.2075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/text:span><text:span text:style-name="T5">: </text:span><text:span text:style-name="T6">vector of constants</text:span></text:p>
      <text:p text:style-name="P5"><text:span text:style-name="T5"><text:line-break/></text:span><text:span text:style-name="T4">Array access of an integer index</text:span></text:p>
      <text:p text:style-name="P1"><draw:frame draw:style-name="fr1" draw:name="Object2" text:anchor-type="as-char" svg:y="-0.2437in" svg:width="0.7075in" svg:height="0.4217in" draw:z-index="2"><draw:object xlink:href="./Object 2" xlink:type="simple" xlink:show="embed" xlink:actuate="onLoad"/><draw:image xlink:href="./ObjectReplacements/Object 2" xlink:type="simple" xlink:show="embed" xlink:actuate="onLoad"/><svg:desc>formula</svg:desc></draw:frame></text:p>
      <text:p text:style-name="P1"/>
      <text:p text:style-name="P3">Array access of an expression that evaluates to an integer</text:p>
      <text:p text:style-name="P1"><draw:frame draw:style-name="fr1" draw:name="Object3" text:anchor-type="as-char" svg:y="-0.2437in" svg:width="0.7811in" svg:height="0.4217in" draw:z-index="4"><draw:object xlink:href="./Object 3" xlink:type="simple" xlink:show="embed" xlink:actuate="onLoad"/><draw:image xlink:href="./ObjectReplacements/Object 3" xlink:type="simple" xlink:show="embed" xlink:actuate="onLoad"/><svg:desc>formula</svg:desc></draw:frame></text:p>
      <text:p text:style-name="P1"/>
      <text:p text:style-name="P11">Vector expression evaluation</text:p>
      <text:p text:style-name="P11"><draw:frame draw:style-name="fr1" draw:name="Object9" text:anchor-type="as-char" svg:y="-0.2925in" svg:width="1.2846in" svg:height="0.4898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/text:p>
      <text:p text:style-name="P3"/>
      <text:p text:style-name="P3">Array acess of a range</text:p>
      <text:p text:style-name="P1"><draw:frame draw:style-name="fr1" draw:name="Object1" text:anchor-type="as-char" svg:y="-0.2598in" svg:width="3.1165in" svg:height="0.4366in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1"/>
      <text:p text:style-name="P4">scalar-vector multiplication</text:p>
      <text:p text:style-name="P1"><draw:frame draw:style-name="fr1" draw:name="Object4" text:anchor-type="as-char" svg:y="-0.2437in" svg:width="1.9453in" svg:height="0.4181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/text:p>
      <text:p text:style-name="P1"/>
      <text:p text:style-name="P6">vector-vector addition</text:p>
      <text:p text:style-name="P1"><draw:frame draw:style-name="fr1" draw:name="Object6" text:anchor-type="as-char" svg:y="-0.2681in" svg:width="2.4327in" svg:height="0.4654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P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Mono" svg:font-family="'Liberation Mono'"/>
    <style:font-face style:name="Slack-Lato" svg:font-family="Slack-Lato, appleLogo, sans-serif"/>
    <style:font-face style:name="Arial1" svg:font-family="Arial" style:font-family-generic="swiss"/>
    <style:font-face style:name="Liberation Mono1" svg:font-family="'Liberation Mono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5in" style:writing-mode="page"/>
      <style:text-properties style:use-window-font-color="true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5T17:05:36.310000000</meta:creation-date>
    <dc:date>2020-11-16T07:44:00.813000000</dc:date>
    <meta:editing-duration>PT10H6M50S</meta:editing-duration>
    <meta:editing-cycles>3</meta:editing-cycles>
    <meta:generator>LibreOffice/6.4.4.2$Windows_X86_64 LibreOffice_project/3d775be2011f3886db32dfd395a6a6d1ca2630ff</meta:generator>
    <meta:document-statistic meta:table-count="0" meta:image-count="0" meta:object-count="9" meta:page-count="1" meta:paragraph-count="16" meta:word-count="57" meta:character-count="349" meta:non-whitespace-character-count="301"/>
  </office:meta>
</office:document-meta>
</file>

<file path=Object 1/content.xml><?xml version="1.0" encoding="utf-8"?>
<math xmlns="http://www.w3.org/1998/Math/MathML" display="block">
  <semantics>
    <mfrac>
      <mrow>
        <mi mathvariant="italic">RANGE</mi>
        <mo stretchy="false">→</mo>
        <mrow>
          <mo fence="true" stretchy="false">(</mo>
          <mrow>
            <mrow>
              <mi mathvariant="italic">BEGIN</mi>
              <mi>,</mi>
              <mi mathvariant="italic">END</mi>
            </mrow>
          </mrow>
          <mo fence="true" stretchy="false">)</mo>
        </mrow>
      </mrow>
      <mrow>
        <mi>V</mi>
        <mrow>
          <mo fence="true" stretchy="false">(</mo>
          <mrow>
            <mi mathvariant="italic">RANGE</mi>
          </mrow>
          <mo fence="true" stretchy="false">)</mo>
        </mrow>
        <mo stretchy="false">→</mo>
        <mrow>
          <mo fence="true" stretchy="false">[</mo>
          <mrow>
            <mrow>
              <msub>
                <mi>V</mi>
                <mi mathvariant="italic">begin</mi>
              </msub>
              <mi>,</mi>
              <msub>
                <mi>V</mi>
                <mrow>
                  <mi mathvariant="italic">begin</mi>
                  <mo stretchy="false">+</mo>
                  <mn>1</mn>
                </mrow>
              </msub>
              <mi>,</mi>
              <msub>
                <mi>V</mi>
                <mrow>
                  <mi mathvariant="italic">begin</mi>
                  <mo stretchy="false">+</mo>
                  <mn>2</mn>
                </mrow>
              </msub>
              <mi>,</mi>
              <mn>...</mn>
              <msub>
                <mi>V</mi>
                <mi mathvariant="italic">end</mi>
              </msub>
            </mrow>
          </mrow>
          <mo fence="true" stretchy="false">]</mo>
        </mrow>
      </mrow>
    </mfrac>
    <annotation encoding="StarMath 5.0">{RANGE -&gt; (BEGIN, END)} over {V(RANGE) -&gt; [V_begin, V_{begin+1},V_{begin+2}, ...  V_{end}]  } 
</annotation>
  </semantics>
</math>
</file>

<file path=Object 2/content.xml><?xml version="1.0" encoding="utf-8"?>
<math xmlns="http://www.w3.org/1998/Math/MathML" display="block">
  <semantics>
    <mfrac>
      <mrow/>
      <mrow>
        <mi>v</mi>
        <mrow>
          <mo fence="true" stretchy="false">(</mo>
          <mrow>
            <mi>c</mi>
          </mrow>
          <mo fence="true" stretchy="false">)</mo>
        </mrow>
        <mo stretchy="false">→</mo>
        <msub>
          <mi>v</mi>
          <mi>c</mi>
        </msub>
      </mrow>
    </mfrac>
    <annotation encoding="StarMath 5.0">{} over {v(c) -&gt; v_c} 

</annotation>
  </semantics>
</math>
</file>

<file path=Object 3/content.xml><?xml version="1.0" encoding="utf-8"?>
<math xmlns="http://www.w3.org/1998/Math/MathML" display="block">
  <semantics>
    <mfrac>
      <mrow>
        <mi>e</mi>
        <mo stretchy="false">→</mo>
        <mi>c</mi>
      </mrow>
      <mrow>
        <mi>V</mi>
        <mrow>
          <mo fence="true" stretchy="false">(</mo>
          <mrow>
            <mi>e</mi>
          </mrow>
          <mo fence="true" stretchy="false">)</mo>
        </mrow>
        <mo stretchy="false">→</mo>
        <msub>
          <mi>V</mi>
          <mi>c</mi>
        </msub>
      </mrow>
    </mfrac>
    <annotation encoding="StarMath 5.0">{e -&gt; c} over {V(e) -&gt; V_c} 

</annotation>
  </semantics>
</math>
</file>

<file path=Object 4/content.xml><?xml version="1.0" encoding="utf-8"?>
<math xmlns="http://www.w3.org/1998/Math/MathML" display="block">
  <semantics>
    <mfrac>
      <mrow>
        <mi>e</mi>
        <mo stretchy="false">→</mo>
        <mi>c</mi>
      </mrow>
      <mrow>
        <mrow>
          <mi>e</mi>
          <mo stretchy="false">∗</mo>
          <mi>v</mi>
        </mrow>
        <mo stretchy="false">→</mo>
        <mrow>
          <mo fence="true" stretchy="false">[</mo>
          <mrow>
            <mrow>
              <mrow>
                <mi>c</mi>
                <mo stretchy="false">∗</mo>
                <msub>
                  <mi>v</mi>
                  <mn>1</mn>
                </msub>
              </mrow>
              <mi>,</mi>
              <mrow>
                <mi>c</mi>
                <mo stretchy="false">∗</mo>
                <msub>
                  <mi>v</mi>
                  <mn>2</mn>
                </msub>
              </mrow>
              <mi>,</mi>
              <mn>...</mn>
              <mrow>
                <mi>c</mi>
                <mo stretchy="false">∗</mo>
                <msub>
                  <mi>v</mi>
                  <mi>n</mi>
                </msub>
              </mrow>
            </mrow>
          </mrow>
          <mo fence="true" stretchy="false">]</mo>
        </mrow>
      </mrow>
    </mfrac>
    <annotation encoding="StarMath 5.0">{e -&gt; c} over {e * v -&gt; [c*v_1, c*v_2, ... c*v_n] } 
</annotation>
  </semantics>
</math>
</file>

<file path=Object 5/content.xml><?xml version="1.0" encoding="utf-8"?>
<math xmlns="http://www.w3.org/1998/Math/MathML" display="block">
  <semantics>
    <mfrac>
      <mi mathvariant="normal">❑</mi>
      <mi mathvariant="normal">❑</mi>
    </mfrac>
    <annotation encoding="StarMath 5.0">{&lt;?&gt;} over {&lt;?&gt;} </annotation>
  </semantics>
</math>
</file>

<file path=Object 6/content.xml><?xml version="1.0" encoding="utf-8"?>
<math xmlns="http://www.w3.org/1998/Math/MathML" display="block">
  <semantics>
    <mfrac>
      <mrow>
        <msup>
          <mi>v</mi>
          <mi>e</mi>
        </msup>
        <mo stretchy="false">→</mo>
        <msup>
          <mi>v</mi>
          <mi>c</mi>
        </msup>
        <mi>,</mi>
        <msup>
          <mi>w</mi>
          <mi>e</mi>
        </msup>
        <mo stretchy="false">→</mo>
        <msup>
          <mi>w</mi>
          <mi>c</mi>
        </msup>
      </mrow>
      <mrow>
        <mrow>
          <msup>
            <mi>v</mi>
            <mi>e</mi>
          </msup>
          <mo stretchy="false">+</mo>
          <msup>
            <mi>w</mi>
            <mi>e</mi>
          </msup>
        </mrow>
        <mo stretchy="false">→</mo>
        <mrow>
          <mo fence="true" stretchy="false">[</mo>
          <mrow>
            <mrow>
              <mrow>
                <msubsup>
                  <mi>v</mi>
                  <mn>1</mn>
                  <mi>c</mi>
                </msubsup>
                <mo stretchy="false">+</mo>
                <msubsup>
                  <mi>w</mi>
                  <mn>1</mn>
                  <mi>c</mi>
                </msubsup>
              </mrow>
              <mi>,</mi>
              <mrow>
                <msubsup>
                  <mi>v</mi>
                  <mn>2</mn>
                  <mi>c</mi>
                </msubsup>
                <mo stretchy="false">+</mo>
                <msubsup>
                  <mi>w</mi>
                  <mn>2</mn>
                  <mi>c</mi>
                </msubsup>
              </mrow>
              <mi>,</mi>
              <mn>...</mn>
              <mi>,</mi>
              <mrow>
                <msubsup>
                  <mi>v</mi>
                  <mi>n</mi>
                  <mi>c</mi>
                </msubsup>
                <mo stretchy="false">+</mo>
                <msubsup>
                  <mi>w</mi>
                  <mi>n</mi>
                  <mi>c</mi>
                </msubsup>
              </mrow>
            </mrow>
          </mrow>
          <mo fence="true" stretchy="false">]</mo>
        </mrow>
      </mrow>
    </mfrac>
    <annotation encoding="StarMath 5.0">{v^e -&gt; v^c ,w^e -&gt; w^c  } over {v^e + w^e -&gt; [v^c_1+w^c_1, v^c_2+w^c_2, ..., v^c_n+w^c_n]} 
</annotation>
  </semantics>
</math>
</file>

<file path=Object 7/content.xml><?xml version="1.0" encoding="utf-8"?>
<math xmlns="http://www.w3.org/1998/Math/MathML" display="block">
  <semantics>
    <mrow>
      <msup>
        <mi>v</mi>
        <mi>e</mi>
      </msup>
      <mi>,</mi>
      <msup>
        <mi>w</mi>
        <mi>e</mi>
      </msup>
      <mi>,</mi>
    </mrow>
    <annotation encoding="StarMath 5.0">v^e,  w^e,  

</annotation>
  </semantics>
</math>
</file>

<file path=Object 8/content.xml><?xml version="1.0" encoding="utf-8"?>
<math xmlns="http://www.w3.org/1998/Math/MathML" display="block">
  <semantics>
    <mrow>
      <msup>
        <mi>v</mi>
        <mi>c</mi>
      </msup>
      <mi>,</mi>
      <msup>
        <mi>w</mi>
        <mi>c</mi>
      </msup>
    </mrow>
    <annotation encoding="StarMath 5.0">v^c, w^c
 

</annotation>
  </semantics>
</math>
</file>

<file path=Object 9/content.xml><?xml version="1.0" encoding="utf-8"?>
<math xmlns="http://www.w3.org/1998/Math/MathML" display="block">
  <semantics>
    <mfrac>
      <mrow>
        <msup>
          <mi>v</mi>
          <mi>e</mi>
        </msup>
        <mo stretchy="false">=</mo>
        <mrow>
          <mo fence="true" stretchy="false">[</mo>
          <mrow>
            <mrow>
              <msub>
                <mi>e</mi>
                <mn>1</mn>
              </msub>
              <mi>,</mi>
              <msub>
                <mi>e</mi>
                <mn>2</mn>
              </msub>
              <mi>,</mi>
              <mn>...</mn>
              <msub>
                <mi>e</mi>
                <mi>n</mi>
              </msub>
            </mrow>
          </mrow>
          <mo fence="true" stretchy="false">]</mo>
        </mrow>
      </mrow>
      <mrow>
        <msup>
          <mi>v</mi>
          <mi>e</mi>
        </msup>
        <mo stretchy="false">→</mo>
        <mrow>
          <mo fence="true" stretchy="false">[</mo>
          <mrow>
            <mrow>
              <msubsup>
                <mi>v</mi>
                <mn>1</mn>
                <mi>c</mi>
              </msubsup>
              <mi>,</mi>
              <msubsup>
                <mi>v</mi>
                <mn>2</mn>
                <mi>c</mi>
              </msubsup>
              <mi>,</mi>
              <mn>...</mn>
              <mi>,</mi>
              <msubsup>
                <mi>v</mi>
                <mi>n</mi>
                <mi>c</mi>
              </msubsup>
            </mrow>
          </mrow>
          <mo fence="true" stretchy="false">]</mo>
        </mrow>
      </mrow>
    </mfrac>
    <annotation encoding="StarMath 5.0">{ v^e = [e_1, e_2, ... e_n] } over {v^e -&gt; [v^c_1, v^c_2, ..., v^c_n]} 
</annotation>
  </semantics>
</math>
</file>